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topic_question">
        <text:section text:style-name="Sect1" text:name="quesfullctn">
          <text:p text:style-name="Standard"/>
          <text:section text:style-name="Sect1" text:name="qdispctn">
            <text:p text:style-name="Standard">Bonjour, J'ai une gazinière 4 feux + four de marque Whirlpool (modèle ACH 211) qui doit avoir une quinzaine d'années. Elle est équipée gaz de ville et je veux la faire passer en gaz bouteille. Mon soucis : Je ne sais pas quels gicleurs utiliser. - Il y a six gicleurs ( 4 pour les feux,un pour le four et un pour le grill). - Avec la gazinière, on m'a remis 12 gicleurs (en plus de ceux qui sont installés dessus pour le gaz de ville). - Je n'ai pas le mode d'emploi de la gazinière. - La notice ne se trouve pas sur le site de Whirlpool car elle doit être trop ancienne. Je leur ai écrit mais ils m'ont répondu au bout d'un mois et à côté de la plaque. Les gicleurs installés sur la gazinière portent les numéros suivants : - Pour les quatre feux : 65, 100 (deux fois, il y a deux feux identiques) et 120. - Pour le four : 140. - Pour le grill : 130. J'ai en ma possession des gicleurs portant les numéros suivants : 50, 65, 76, 80, 86, 90, 125, 180, 225, 228 et 270. Comment savoir lesquels utiliser ? Merci par avance pour vos conseils.</text:p>
          </text:section>
        </text:section>
      </text:section>
      <text:p text:style-name="Standard"/>
      <text:p text:style-name="Standard">Bonjour, Liste des injecteurs gaz naturel (1)65, (2)100, (3) 100, (4)120, (5)130, (6)140 Liste des injecteurs gaz butane/propane (1)50, (2)65, (3)65, (4)76, (5)80, (6)86 Injecteurs à échanger numéro pour numéro Régler le ralenti de chaque brûleur (la vis se trouve derrière le bouton de commande) Bien mettre le réducteur pour gaz butane/propane pour le branchement du tuyau de gaz bouteille (livré avec les injecteurs) Prendre toutes les précautions à la mise en service Vérifier s'il n'y a pas de fuite Courage S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9:01:22.185231469</meta:creation-date>
    <meta:print-date>2016-06-08T19:02:07.402844246</meta:print-date>
    <dc:date>2016-06-08T19:03:47.224916271</dc:date>
    <meta:editing-duration>P0D</meta:editing-duration>
    <meta:editing-cycles>1</meta:editing-cycles>
    <meta:document-statistic meta:table-count="0" meta:image-count="0" meta:object-count="0" meta:page-count="1" meta:paragraph-count="2" meta:word-count="289" meta:character-count="1555" meta:non-whitespace-character-count="1268"/>
    <meta:generator>LibreOffice/4.2.8.2$Linux_x86 LibreOffice_project/420m0$Build-2</meta:generator>
  </office:meta>
</office:document-meta>
</file>